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cc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476cm" fo:min-width="0.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87cm" fo:min-width="0.9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1.385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0000cc" draw:textarea-horizontal-align="justify" draw:textarea-vertical-align="middle" draw:auto-grow-height="false" fo:min-height="1.596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727cm" fo:min-width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981cm" fo:min-width="1.4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981cm" fo:min-width="1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ffff" draw:textarea-horizontal-align="justify" draw:textarea-vertical-align="middle" draw:auto-grow-height="false" fo:min-height="0.88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ffff" draw:textarea-horizontal-align="justify" draw:textarea-vertical-align="middle" draw:auto-grow-height="false" fo:min-height="0.607cm" fo:min-width="0.6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33ff" draw:textarea-horizontal-align="justify" draw:textarea-vertical-align="middle" draw:auto-grow-height="false" fo:min-height="0.52cm" fo:min-width="1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60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878cm" fo:min-width="2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956cm" fo:min-width="3.6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33ff" draw:textarea-horizontal-align="justify" draw:textarea-vertical-align="middle" draw:auto-grow-height="false" fo:min-height="1.949cm" fo:min-width="3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Form1" draw:style-name="gr1"><draw:custom-shape draw:style-name="gr2" draw:text-style-name="P2" xml:id="id1" draw:id="id1" svg:width="1.41cm" svg:height="0.914cm" svg:x="7.874cm" svg:y="1.589cm"><text:p text:style-name="P1"><text:span text:style-name="T1">Start</text:span></text:p>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</draw:custom-shape><draw:custom-shape draw:style-name="gr3" draw:text-style-name="P3" xml:id="id2" draw:id="id2" svg:width="1.433cm" svg:height="1.121cm" svg:x="7.853cm" svg:y="3.136cm"><text:p text:style-name="P1"><text:span text:style-name="T2">GUI-</text:span></text:p><text:p text:style-name="P1"><text:span text:style-name="T2">Objek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3" xml:id="id3" draw:id="id3" svg:width="3.336cm" svg:height="1.636cm" svg:x="6.9cm" svg:y="5.074cm"><text:p text:style-name="P1"><text:span text:style-name="T2">Init </text:span></text:p><text:p text:style-name="P1"><text:span text:style-name="T2">Backgroundgri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4" xml:id="id4" draw:id="id4" svg:width="3.336cm" svg:height="1.848cm" svg:x="6.9cm" svg:y="7.745cm"><text:p text:style-name="P1"><text:span text:style-name="T2">Zeichnen</text:span></text:p><text:p text:style-name="P1"><text:span text:style-name="T2">des</text:span></text:p><text:p text:style-name="P1"><text:span text:style-name="T2">Feld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5" xml:id="id5" draw:id="id5" svg:width="3.4cm" svg:height="1.952cm" svg:x="6.895cm" svg:y="14.037cm"><text:p text:style-name="P1"><text:span text:style-name="T2">Spielmodu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7" draw:text-style-name="P6" svg:x1="8.58cm" svg:y1="2.503cm" svg:x2="8.569cm" svg:y2="3.136cm" draw:start-shape="id1" draw:start-glue-point="6" draw:end-shape="id2" draw:end-glue-point="4" svg:d="M8580 2503v317h-11v316" svg:viewBox="0 0 12 635"><text:p/></draw:connector><draw:connector draw:style-name="gr8" draw:text-style-name="P6" svg:x1="8.569cm" svg:y1="4.256cm" svg:x2="8.569cm" svg:y2="5.075cm" draw:start-shape="id2" draw:start-glue-point="6" draw:end-shape="id3" draw:end-glue-point="4" svg:d="M8569 4256v819" svg:viewBox="0 0 2 820"><text:p/></draw:connector><draw:connector draw:style-name="gr9" draw:text-style-name="P6" svg:x1="8.569cm" svg:y1="6.71cm" svg:x2="8.569cm" svg:y2="7.745cm" draw:start-shape="id3" draw:start-glue-point="6" draw:end-shape="id4" draw:end-glue-point="4" svg:d="M8569 6710v1035" svg:viewBox="0 0 2 1037"><text:p/></draw:connector><draw:connector draw:style-name="gr10" draw:text-style-name="P6" svg:x1="6.895cm" svg:y1="15.012cm" svg:x2="5.951cm" svg:y2="14.774cm" draw:start-shape="id5" draw:start-glue-point="5" svg:d="M6895 15012h-723v-238h-221" svg:viewBox="0 0 945 240"><text:p/></draw:connector><draw:connector draw:style-name="gr11" draw:text-style-name="P6" svg:x1="10.294cm" svg:y1="15.012cm" svg:x2="11.294cm" svg:y2="14.926cm" draw:start-shape="id5" draw:start-glue-point="7" draw:end-shape="id6" draw:end-glue-point="5" svg:d="M10294 15012h499v-86h501" svg:viewBox="0 0 1002 88"><text:p/></draw:connector><draw:custom-shape draw:style-name="gr12" draw:text-style-name="P5" xml:id="id7" draw:id="id7" svg:width="1.938cm" svg:height="1.232cm" svg:x="7.558cm" svg:y="10.156cm"><text:p text:style-name="P1"><text:span text:style-name="T2">Spielzug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3" draw:text-style-name="P6" svg:x1="8.568cm" svg:y1="9.592cm" svg:x2="8.526cm" svg:y2="10.156cm" draw:start-shape="id4" draw:start-glue-point="6" draw:end-shape="id7" draw:end-glue-point="4" svg:d="M8568 9592v282h-42v282" svg:viewBox="0 0 44 566"><text:p/></draw:connector><draw:custom-shape draw:style-name="gr14" draw:text-style-name="P5" xml:id="id8" draw:id="id8" svg:width="1.62cm" svg:height="1.232cm" svg:x="7.759cm" svg:y="11.848cm"><text:p text:style-name="P1"><text:span text:style-name="T2">Legaler </text:span></text:p><text:p text:style-name="P1"><text:span text:style-name="T2">Zug?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5" draw:text-style-name="P6" svg:x1="8.526cm" svg:y1="11.387cm" svg:x2="8.568cm" svg:y2="11.847cm" draw:start-shape="id7" draw:start-glue-point="6" draw:end-shape="id8" draw:end-glue-point="4" svg:d="M8526 11387v231h42v229" svg:viewBox="0 0 44 462"><text:p/></draw:connector><draw:connector draw:style-name="gr16" draw:text-style-name="P6" svg:x1="8.569cm" svg:y1="13.079cm" svg:x2="8.595cm" svg:y2="14.037cm" draw:start-shape="id8" draw:start-glue-point="6" draw:end-shape="id5" draw:end-glue-point="4" svg:d="M8569 13079v480h26v478" svg:viewBox="0 0 28 960"><text:p/></draw:connector><draw:connector draw:style-name="gr17" draw:text-style-name="P6" svg:x1="9.378cm" svg:y1="12.463cm" svg:x2="10.235cm" svg:y2="8.669cm" draw:start-shape="id8" draw:start-glue-point="7" draw:end-shape="id4" draw:end-glue-point="7" svg:d="M9378 12463h1358v-3794h-501" svg:viewBox="0 0 1360 3796"><text:p/></draw:connector><draw:custom-shape draw:style-name="gr18" draw:text-style-name="P7" xml:id="id9" draw:id="id9" svg:width="3.336cm" svg:height="1.131cm" svg:x="3.759cm" svg:y="10.821cm"><text:p text:style-name="P1"><text:span text:style-name="T2">Teamwechse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9" draw:text-style-name="P6" svg:x1="5.425cm" svg:y1="14.312cm" svg:x2="5.425cm" svg:y2="11.952cm" draw:end-shape="id9" svg:d="M5425 14312v-2360" svg:viewBox="0 0 2 2362"><text:p/></draw:connector><draw:connector draw:style-name="gr20" draw:text-style-name="P6" xml:id="id14" draw:id="id14" svg:x1="5.427cm" svg:y1="10.82cm" svg:x2="6.9cm" svg:y2="8.669cm" draw:start-shape="id9" draw:start-glue-point="4" draw:end-shape="id4" draw:end-glue-point="5" svg:d="M5427 10820v-2151h1473" svg:viewBox="0 0 1475 2154"><text:p/></draw:connector><draw:custom-shape draw:style-name="gr21" draw:text-style-name="P7" svg:width="1.255cm" svg:height="0.925cm" svg:x="4.84cm" svg:y="14.464cm"><text:p text:style-name="P1"><text:span text:style-name="T2">Local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2" draw:text-style-name="P8" xml:id="id12" draw:id="id12" svg:width="1.802cm" svg:height="0.832cm" svg:x="7.694cm" svg:y="16.741cm"><text:p text:style-name="P1"><text:span text:style-name="T2">AI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3" draw:text-style-name="P9" xml:id="id6" draw:id="id6" svg:width="1.05cm" svg:height="0.925cm" svg:x="11.294cm" svg:y="14.464cm"><text:p text:style-name="P1"><text:span text:style-name="T2">LA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4" draw:text-style-name="P9" xml:id="id10" draw:id="id10" svg:width="2.886cm" svg:height="1.13cm" svg:x="13.208cm" svg:y="14.259cm"><text:p text:style-name="P1"><text:span text:style-name="T2">Übertragen</text:span></text:p><text:p text:style-name="P1"><text:span text:style-name="T2">Des Feldes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5" draw:text-style-name="P6" svg:x1="12.343cm" svg:y1="14.925cm" svg:x2="13.207cm" svg:y2="14.823cm" draw:start-shape="id6" draw:start-glue-point="7" draw:end-shape="id10" draw:end-glue-point="5" svg:d="M12343 14925h432v-102h432" svg:viewBox="0 0 866 104"><text:p/></draw:connector><draw:custom-shape draw:style-name="gr26" draw:text-style-name="P9" xml:id="id11" draw:id="id11" svg:width="4.165cm" svg:height="1.207cm" svg:x="12.53cm" svg:y="11.588cm"><text:p text:style-name="P1"><text:span text:style-name="T2">Warten auf Zug</text:span></text:p><text:p text:style-name="P1"><text:span text:style-name="T2">Des Gegenspielers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7" draw:text-style-name="P6" svg:x1="14.651cm" svg:y1="14.259cm" svg:x2="14.614cm" svg:y2="12.795cm" draw:start-shape="id10" draw:start-glue-point="4" draw:end-shape="id11" draw:end-glue-point="6" svg:d="M14651 14259v-730h-37v-734" svg:viewBox="0 0 39 1466"><text:p/></draw:connector><draw:connector draw:style-name="gr28" draw:text-style-name="P6" svg:x1="14.614cm" svg:y1="11.588cm" svg:x2="10.236cm" svg:y2="8.669cm" draw:start-shape="id11" draw:start-glue-point="4" draw:end-shape="id4" draw:end-glue-point="7" svg:d="M14614 11588v-2919h-4378" svg:viewBox="0 0 4380 2921"><text:p/></draw:connector><draw:connector draw:style-name="gr29" draw:text-style-name="P6" svg:x1="8.595cm" svg:y1="15.988cm" svg:x2="8.595cm" svg:y2="16.741cm" draw:start-shape="id5" draw:start-glue-point="6" draw:end-shape="id12" draw:end-glue-point="4" svg:d="M8595 15988v753" svg:viewBox="0 0 2 755"><text:p/></draw:connector><draw:custom-shape draw:style-name="gr30" draw:text-style-name="P10" xml:id="id13" draw:id="id13" svg:width="4.4cm" svg:height="2.2cm" svg:x="0.095cm" svg:y="13.589cm"><text:p text:style-name="P1"><text:span text:style-name="T3">AI-</text:span></text:p><text:p text:style-name="P1"><text:span text:style-name="T3">Zugberechnung</text:span></text:p><text:p text:style-name="P1"><text:span text:style-name="T3">und Zug</text:span></text:p><draw:enhanced-geometry svg:viewBox="0 0 21600 21600" draw:type="rectangle" draw:enhanced-path="M 0 0 L 21600 0 21600 21600 0 21600 0 0 Z N"/></draw:custom-shape><draw:connector draw:style-name="gr31" draw:text-style-name="P6" svg:x1="7.694cm" svg:y1="17.156cm" svg:x2="2.295cm" svg:y2="15.788cm" draw:start-shape="id12" draw:start-glue-point="5" draw:end-shape="id13" draw:end-glue-point="2" svg:d="M7694 17156h-5399v-1368" svg:viewBox="0 0 5401 1371"><text:p/></draw:connector><draw:connector draw:style-name="gr32" draw:text-style-name="P6" svg:x1="2.295cm" svg:y1="13.588cm" svg:x2="5.427cm" svg:y2="8.669cm" draw:start-shape="id13" draw:start-glue-point="0" draw:end-shape="id14" draw:end-glue-point="0" svg:d="M2295 13588v-4919h3132" svg:viewBox="0 0 3134 4921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18:33.831325653</meta:creation-date>
    <dc:date>2018-01-12T20:44:47.433881164</dc:date>
    <meta:editing-duration>PT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